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2.4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4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frame draw:style-name="gr6" draw:text-style-name="P1" draw:layer="layout" svg:width="3.556cm" svg:height="3.314cm" svg:x="12.77cm" svg:y="0.358cm">
            <draw:image xlink:href="Pictures/1000020100000135000001208015B9C1.png" xlink:type="simple" xlink:show="embed" xlink:actuate="onLoad">
              <text:p/>
            </draw:image>
          </draw:frame>
          <draw:frame draw:style-name="gr7" draw:text-style-name="P2" draw:layer="layout" svg:width="2.54cm" svg:height="1.513cm" svg:x="13.58cm" svg:y="1.87cm">
            <draw:text-box>
              <text:p><text:span text:style-name="T1">.tar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2" draw:layer="layout" svg:width="2.995cm" svg:height="1.195cm" svg:x="18.261cm" svg:y="6.471cm">
            <draw:text-box>
              <text:p><text:span text:style-name="T1">mkdoc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1" draw:layer="layout" svg:width="3.556cm" svg:height="3.314cm" svg:x="18.08cm" svg:y="1.458cm">
            <draw:image xlink:href="Pictures/1000020100000135000001208015B9C1.png" xlink:type="simple" xlink:show="embed" xlink:actuate="onLoad">
              <text:p/>
            </draw:image>
          </draw:frame>
          <draw:frame draw:style-name="gr9" draw:text-style-name="P2" draw:layer="layout" svg:width="4.106cm" svg:height="1.195cm" svg:x="18.605cm" svg:y="2.971cm">
            <draw:text-box>
              <text:p><text:span text:style-name="T1">docs/</text:span></text:p>
            </draw:text-box>
          </draw:frame>
        </draw:g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0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10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4" draw:text-style-name="P3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5" draw:layer="layout" svg:width="1.349cm" svg:height="0.962cm" svg:x="6.964cm" svg:y="16.624cm">
            <draw:text-box>
              <text:p>.txt</text:p>
            </draw:text-box>
          </draw:frame>
        </draw:g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T15H15M53S</meta:editing-duration>
    <meta:editing-cycles>24</meta:editing-cycles>
    <dc:date>2017-09-03T09:24:47</dc:date>
    <dc:creator>Bill Lorensen</dc:creator>
    <meta:generator>OpenOffice/4.1.3$Unix OpenOffice.org_project/413m1$Build-9783</meta:generator>
    <meta:document-statistic meta:object-count="56"/>
  </office:meta>
</office:document-meta>
</file>